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f91" officeooo:paragraph-rsid="000edf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select ename from employee where salary &gt; (select salary from employee where ename='Pablo');</text:p>
      <text:p text:style-name="P1">+---------+</text:p>
      <text:p text:style-name="P1">| ename <text:s text:c="2"/>|</text:p>
      <text:p text:style-name="P1">+---------+</text:p>
      <text:p text:style-name="P1">| Ramirez |</text:p>
      <text:p text:style-name="P1">| Mona <text:s text:c="3"/>|</text:p>
      <text:p text:style-name="P1">+---------+</text:p>
      <text:p text:style-name="P1">2 rows in set (0.01 sec)</text:p>
      <text:p text:style-name="P1"/>
      <text:p text:style-name="P1">mysql&gt; select ename,dno from employee where dno in (select dno from department where location='Mars');</text:p>
      <text:p text:style-name="P1">+-------+------+</text:p>
      <text:p text:style-name="P1">| ename | dno <text:s/>|</text:p>
      <text:p text:style-name="P1">+-------+------+</text:p>
      <text:p text:style-name="P1">| Pablo | <text:s/>102 |</text:p>
      <text:p text:style-name="P1">| Kate <text:s/>| <text:s/>104 |</text:p>
      <text:p text:style-name="P1">+-------+------+</text:p>
      <text:p text:style-name="P1">2 rows in set (0.00 sec)</text:p>
      <text:p text:style-name="P1"/>
      <text:p text:style-name="P1">mysql&gt; select ename from employee where dno in (select dno from department where dname in('Science','NotSci'));</text:p>
      <text:p text:style-name="P1">+---------+</text:p>
      <text:p text:style-name="P1">| ename <text:s text:c="2"/>|</text:p>
      <text:p text:style-name="P1">+---------+</text:p>
      <text:p text:style-name="P1">| Ramirez |</text:p>
      <text:p text:style-name="P1">| Pablo <text:s text:c="2"/>|</text:p>
      <text:p text:style-name="P1">| Mona <text:s text:c="3"/>|</text:p>
      <text:p text:style-name="P1">+---------+</text:p>
      <text:p text:style-name="P1">3 rows in set (0.00 sec)</text:p>
      <text:p text:style-name="P1"/>
      <text:p text:style-name="P1">mysql&gt; select ename,salary from employee where salary = (select max(salary) from employee);</text:p>
      <text:p text:style-name="P1">+---------+----------+</text:p>
      <text:p text:style-name="P1">| ename <text:s text:c="2"/>| salary <text:s text:c="2"/>|</text:p>
      <text:p text:style-name="P1">+---------+----------+</text:p>
      <text:p text:style-name="P1">| Ramirez | 50000.00 |</text:p>
      <text:p text:style-name="P1">+---------+----------+</text:p>
      <text:p text:style-name="P1">1 row in set (0.00 sec)</text:p>
      <text:p text:style-name="P1"/>
      <text:p text:style-name="P1">mysql&gt; select ename,salary from employee where salary &gt; (select avg(salary) from employee);</text:p>
      <text:p text:style-name="P1">+---------+----------+</text:p>
      <text:p text:style-name="P1">| ename <text:s text:c="2"/>| salary <text:s text:c="2"/>|</text:p>
      <text:p text:style-name="P1">+---------+----------+</text:p>
      <text:p text:style-name="P1">| Ramirez | 50000.00 |</text:p>
      <text:p text:style-name="P1">+---------+----------+</text:p>
      <text:p text:style-name="P1">1 row in set (0.00 sec)</text:p>
      <text:p text:style-name="P1"/>
      <text:p text:style-name="P1">mysql&gt; select ename,doj from employee where doj &gt; (select doj from employee where ename='Pablo');</text:p>
      <text:p text:style-name="P1">+---------+------------+</text:p>
      <text:p text:style-name="P1">| ename <text:s text:c="2"/>| doj <text:s text:c="7"/>|</text:p>
      <text:p text:style-name="P1">+---------+------------+</text:p>
      <text:p text:style-name="P1"><text:soft-page-break/>| Ramirez | 2001-09-25 |</text:p>
      <text:p text:style-name="P1">| Lisa <text:s text:c="3"/>| 2002-06-10 |</text:p>
      <text:p text:style-name="P1">+---------+------------+</text:p>
      <text:p text:style-name="P1">2 rows in set (0.00 sec)</text:p>
      <text:p text:style-name="P1"/>
      <text:p text:style-name="P1">mysql&gt; select ename from employee where doj = (select min(doj) from employee);</text:p>
      <text:p text:style-name="P1">+-------+</text:p>
      <text:p text:style-name="P1">| ename |</text:p>
      <text:p text:style-name="P1">+-------+</text:p>
      <text:p text:style-name="P1">| Mona <text:s/>|</text:p>
      <text:p text:style-name="P1">+-------+</text:p>
      <text:p text:style-name="P1">1 row in set (0.00 sec)</text:p>
      <text:p text:style-name="P1"/>
      <text:p text:style-name="P1">mysql&gt; select ename from employee where sno in (select eno from employee where ename='Ramirez');</text:p>
      <text:p text:style-name="P1">+---------+</text:p>
      <text:p text:style-name="P1">| ename <text:s text:c="2"/>|</text:p>
      <text:p text:style-name="P1">+---------+</text:p>
      <text:p text:style-name="P1">| Ramirez |</text:p>
      <text:p text:style-name="P1">| Pablo <text:s text:c="2"/>|</text:p>
      <text:p text:style-name="P1">| Lisa <text:s text:c="3"/>|</text:p>
      <text:p text:style-name="P1">+---------+</text:p>
      <text:p text:style-name="P1">3 rows in set (0.02 sec)</text:p>
      <text:p text:style-name="P1"/>
      <text:p text:style-name="P1">mysql&gt; select ename,eno from employee where eno=(select sno from employee where eno=(select sno from employee where ename='Kate'));</text:p>
      <text:p text:style-name="P1">+---------+-----+</text:p>
      <text:p text:style-name="P1">| ename <text:s text:c="2"/>| eno |</text:p>
      <text:p text:style-name="P1">+---------+-----+</text:p>
      <text:p text:style-name="P1">| Ramirez | 201 |</text:p>
      <text:p text:style-name="P1">+---------+-----+</text:p>
      <text:p text:style-name="P1">1 row in set (0.00 sec)</text:p>
      <text:p text:style-name="P1"/>
      <text:p text:style-name="P1"/>
      <text:p text:style-name="P1">mysql&gt; select dname from department where dno=(select dno from project where pname='Booster');</text:p>
      <text:p text:style-name="P1">+-------+</text:p>
      <text:p text:style-name="P1">| dname |</text:p>
      <text:p text:style-name="P1">+-------+</text:p>
      <text:p text:style-name="P1">| Art <text:s text:c="2"/>|</text:p>
      <text:p text:style-name="P1">+-------+</text:p>
      <text:p text:style-name="P1">1 row in set (0.00 sec)</text:p>
      <text:p text:style-name="P1"/>
      <text:p text:style-name="P1"/>
      <text:p text:style-name="P1">mysql&gt; select ename,dname from employee e inner join department d where e.dno=d.dno;</text:p>
      <text:p text:style-name="P1">+---------+---------+</text:p>
      <text:p text:style-name="P1">| ename <text:s text:c="2"/>| dname <text:s text:c="2"/>|</text:p>
      <text:p text:style-name="P1">+---------+---------+</text:p>
      <text:p text:style-name="P1">| Ramirez | Science |</text:p>
      <text:p text:style-name="P1">| Pablo <text:s text:c="2"/>| NotSci <text:s/>|</text:p>
      <text:p text:style-name="P1">| Lisa <text:s text:c="3"/>| NotArt <text:s/>|</text:p>
      <text:p text:style-name="P1">| Mona <text:s text:c="3"/>| Science |</text:p>
      <text:p text:style-name="P1"><text:soft-page-break/>| Kate <text:s text:c="3"/>| Mobile <text:s/>|</text:p>
      <text:p text:style-name="P1">+---------+---------+</text:p>
      <text:p text:style-name="P1">5 rows in set (0.00 sec)</text:p>
      <text:p text:style-name="P1"/>
      <text:p text:style-name="P1">mysql&gt; select ename,dname from employee e inner join department d where e.dno=d.dno and dname in ('Science','NotSci')^C</text:p>
      <text:p text:style-name="P1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5:13:10.377345928</meta:creation-date>
    <dc:date>2021-11-29T15:27:41.150952629</dc:date>
    <meta:editing-duration>PT4M10S</meta:editing-duration>
    <meta:editing-cycles>1</meta:editing-cycles>
    <meta:document-statistic meta:table-count="0" meta:image-count="0" meta:object-count="0" meta:page-count="3" meta:paragraph-count="90" meta:word-count="450" meta:character-count="2503" meta:non-whitespace-character-count="2127"/>
    <meta:generator>LibreOffice/5.1.6.2$Linux_X86_64 LibreOffice_project/10m0$Build-2</meta:generator>
  </office:meta>
</office:document-meta>
</file>